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472in" style:use-optimal-column-width="false"/>
    </style:style>
    <style:style style:name="TableColumn3" style:family="table-column">
      <style:table-column-properties style:column-width="5.6611in" style:use-optimal-column-width="false"/>
    </style:style>
    <style:style style:name="TableColumn4" style:family="table-column">
      <style:table-column-properties style:column-width="5.8576in" style:use-optimal-column-width="false"/>
    </style:style>
    <style:style style:name="Table1" style:family="table" style:master-page-name="MP0">
      <style:table-properties style:width="13.2659in" fo:margin-left="-0.470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PreformattedText" style:family="paragraph">
      <style:paragraph-properties fo:break-before="page" fo:text-align="end"/>
      <style:text-properties style:font-name="Candara" fo:font-weight="bold" style:font-weight-asian="bold" style:font-weight-complex="bold" fo:color="#000000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Cell10" style:family="table-cell">
      <style:table-cell-properties fo:border="none" style:writing-mode="lr-tb" fo:padding-top="0in" fo:padding-left="0.0069in" fo:padding-bottom="0in" fo:padding-right="0.0069in"/>
    </style:style>
    <style:style style:name="P11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1" style:parent-style-name="Fuentedepárrafopredeter." style:family="text">
      <style:text-properties style:font-name="Candara" fo:color="#000000"/>
    </style:style>
    <style:style style:name="T22" style:parent-style-name="Fuentedepárrafopredeter." style:family="text">
      <style:text-properties style:font-name="Candara" fo:color="#000000" fo:language="en" fo:country="US"/>
    </style:style>
    <style:style style:name="T23" style:parent-style-name="Fuentedepárrafopredeter." style:family="text">
      <style:text-properties style:font-name="Candara" fo:color="#000000"/>
    </style:style>
    <style:style style:name="P24" style:parent-style-name="PreformattedText" style:family="paragraph">
      <style:text-properties style:font-name="Candara" fo:color="#000000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PreformattedText" style:family="paragraph">
      <style:text-properties style:font-name="Candara" fo:color="#000000" fo:language="en" fo:country="US"/>
    </style:style>
    <style:style style:name="P27" style:parent-style-name="PreformattedText" style:family="paragraph">
      <style:text-properties style:font-name="Candara" fo:color="#000000" fo:language="en" fo:country="US"/>
    </style:style>
    <style:style style:name="P28" style:parent-style-name="PreformattedText" style:list-style-name="LFO2" style:family="paragraph">
      <style:text-properties style:font-name="Candara" fo:color="#000000" fo:language="en" fo:country="US"/>
    </style:style>
    <style:style style:name="P29" style:parent-style-name="PreformattedText" style:family="paragraph">
      <style:text-properties style:font-name="Candara" fo:color="#000000" fo:language="en" fo:country="US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PreformattedText" style:family="paragraph">
      <style:text-properties style:font-name="Candara" fo:color="#000000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PreformattedText" style:family="paragraph">
      <style:text-properties style:font-name="Candara" fo:color="#000000" fo:language="en" fo:country="US"/>
    </style:style>
    <style:style style:name="P35" style:parent-style-name="PreformattedText" style:family="paragraph">
      <style:text-properties style:font-name="Candara" fo:color="#000000" fo:language="en" fo:country="US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1" style:parent-style-name="HTMLconformatoprevio" style:family="paragraph">
      <style:paragraph-properties fo:background-color="#FFFFFF"/>
    </style:style>
    <style:style style:name="T42" style:parent-style-name="Fuentedepárrafopredeter." style:family="text">
      <style:text-properties style:font-name="Candara" style:font-style-complex="italic" fo:color="#000000" fo:language="en" fo:country="US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HTMLconformatoprevio" style:family="paragraph">
      <style:paragraph-properties fo:background-color="#FFFFFF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PreformattedText" style:family="paragraph">
      <style:text-properties style:font-name="Candara" fo:color="#000000" fo:language="en" fo:country="US"/>
    </style:style>
    <style:style style:name="T48" style:parent-style-name="Fuentedepárrafopredeter." style:family="text">
      <style:text-properties style:font-name="Candara" fo:color="#000000" fo:language="en" fo:country="US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4" style:parent-style-name="HTMLconformatoprevio" style:family="paragraph">
      <style:paragraph-properties fo:background-color="#FFFFFF"/>
    </style:style>
    <style:style style:name="T55" style:parent-style-name="Fuentedepárrafopredeter." style:family="text">
      <style:text-properties style:font-name="Candara" fo:color="#000000" fo:language="en" fo:country="US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HTMLconformatoprevio" style:family="paragraph">
      <style:paragraph-properties fo:background-color="#FFFFFF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PreformattedText" style:family="paragraph">
      <style:text-properties style:font-name="Candara" fo:color="#000000" fo:language="en" fo:country="US"/>
    </style:style>
    <style:style style:name="P61" style:parent-style-name="PreformattedText" style:family="paragraph">
      <style:text-properties style:font-name="Candara" fo:color="#000000" fo:language="en" fo:country="US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HTMLconformatoprevio" style:family="paragraph">
      <style:paragraph-properties fo:background-color="#FFFFFF"/>
      <style:text-properties style:font-name="Candara" fo:color="#000000"/>
    </style:style>
    <style:style style:name="P64" style:parent-style-name="HTMLconformatoprevio" style:family="paragraph">
      <style:paragraph-properties fo:background-color="#FFFFFF"/>
      <style:text-properties style:font-name="Candara" fo:color="#000000"/>
    </style:style>
    <style:style style:name="P65" style:parent-style-name="HTMLconformatoprevio" style:family="paragraph">
      <style:paragraph-properties fo:background-color="#FFFFFF"/>
      <style:text-properties style:font-name="Candara" fo:color="#000000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HTMLconformatoprevio" style:family="paragraph">
      <style:paragraph-properties fo:background-color="#FFFFFF"/>
      <style:text-properties style:font-name="Candara" fo:color="#000000"/>
    </style:style>
    <style:style style:name="TableRow68" style:family="table-row">
      <style:table-row-properties style:min-row-height="0.2027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PreformattedText" style:family="paragraph">
      <style:text-properties style:font-name="Candara" fo:color="#000000" fo:language="en" fo:country="US"/>
    </style:style>
    <style:style style:name="T71" style:parent-style-name="Fuentedepárrafopredeter." style:family="text">
      <style:text-properties style:font-name="Candara" fo:color="#000000" fo:language="en" fo:country="US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74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75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78" style:family="table-row">
      <style:table-row-properties style:min-row-height="0.2027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PreformattedText" style:family="paragraph">
      <style:text-properties style:font-name="Candara" fo:color="#000000" fo:language="en" fo:country="US"/>
    </style:style>
    <style:style style:name="T81" style:parent-style-name="Fuentedepárrafopredeter." style:family="text">
      <style:text-properties style:font-name="Candara" fo:color="#000000" fo:language="en" fo:country="US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84" style:parent-style-name="HTMLconformatoprevio" style:family="paragraph">
      <style:paragraph-properties fo:background-color="#FFFFFF"/>
    </style:style>
    <style:style style:name="T85" style:parent-style-name="Fuentedepárrafopredeter." style:family="text">
      <style:text-properties style:font-name="Candara" fo:color="#000000" fo:language="en" fo:country="US"/>
    </style:style>
    <style:style style:name="T86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HTMLconformatoprevio" style:family="paragraph">
      <style:paragraph-properties fo:background-color="#FFFFFF"/>
      <style:text-properties fo:language="en" fo:country="US"/>
    </style:style>
    <style:style style:name="TableRow89" style:family="table-row">
      <style:table-row-properties style:min-row-height="0.2027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PreformattedText" style:family="paragraph">
      <style:text-properties style:font-name="Candara" fo:color="#000000" fo:language="en" fo:country="US"/>
    </style:style>
    <style:style style:name="P92" style:parent-style-name="PreformattedText" style:family="paragraph">
      <style:text-properties style:font-name="Candara" fo:color="#000000" fo:language="en" fo:country="US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9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96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99" style:family="table-row">
      <style:table-row-properties style:min-row-height="0.2027in"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PreformattedText" style:family="paragraph">
      <style:text-properties style:font-name="Candara" fo:color="#000000" fo:language="en" fo:country="US"/>
    </style:style>
    <style:style style:name="P102" style:parent-style-name="PreformattedText" style:family="paragraph">
      <style:text-properties style:font-name="Candara" fo:color="#000000" fo:language="en" fo:country="US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HTMLconformatoprevio" style:family="paragraph">
      <style:paragraph-properties fo:background-color="#FFFFFF"/>
      <style:text-properties style:font-name="Candara" fo:color="#000000"/>
    </style:style>
    <style:style style:name="P105" style:parent-style-name="HTMLconformatoprevio" style:family="paragraph">
      <style:paragraph-properties fo:background-color="#FFFFFF"/>
      <style:text-properties style:font-name="Candara" fo:color="#000000"/>
    </style:style>
    <style:style style:name="P106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09" style:family="table-row">
      <style:table-row-properties style:min-row-height="0.2027in"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PreformattedText" style:family="paragraph">
      <style:text-properties style:font-name="Candara" fo:color="#000000" fo:language="en" fo:country="US"/>
    </style:style>
    <style:style style:name="P112" style:parent-style-name="PreformattedText" style:family="paragraph">
      <style:text-properties style:font-name="Candara" fo:color="#000000" fo:language="en" fo:country="US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4" style:parent-style-name="HTMLconformatoprevio" style:family="paragraph">
      <style:paragraph-properties fo:background-color="#FFFFFF"/>
      <style:text-properties style:font-name="Candara" fo:color="#000000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HTMLconformatoprevio" style:family="paragraph">
      <style:paragraph-properties fo:background-color="#FFFFFF"/>
      <style:text-properties style:font-name="Candara" fo:color="#000000"/>
    </style:style>
    <style:style style:name="TableRow117" style:family="table-row">
      <style:table-row-properties style:min-row-height="0.2027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PreformattedText" style:family="paragraph">
      <style:text-properties style:font-name="Candara" fo:color="#000000" fo:language="en" fo:country="US"/>
    </style:style>
    <style:style style:name="P120" style:parent-style-name="PreformattedText" style:family="paragraph">
      <style:text-properties style:font-name="Candara" fo:color="#000000" fo:language="en" fo:country="US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HTMLconformatoprevio" style:family="paragraph">
      <style:paragraph-properties fo:background-color="#FFFFFF"/>
      <style:text-properties style:font-name="Candara" fo:color="#000000"/>
    </style:style>
    <style:style style:name="P123" style:parent-style-name="HTMLconformatoprevio" style:family="paragraph">
      <style:paragraph-properties fo:background-color="#FFFFFF"/>
      <style:text-properties style:font-name="Candara" fo:color="#000000"/>
    </style:style>
    <style:style style:name="P124" style:parent-style-name="HTMLconformatoprevio" style:family="paragraph">
      <style:paragraph-properties fo:background-color="#FFFFFF"/>
      <style:text-properties style:font-name="Candara" fo:color="#000000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P126" style:parent-style-name="HTMLconformatoprevio" style:family="paragraph">
      <style:paragraph-properties fo:background-color="#FFFFFF"/>
      <style:text-properties style:font-name="Candara" fo:color="#000000"/>
    </style:style>
    <style:style style:name="TableRow127" style:family="table-row">
      <style:table-row-properties style:min-row-height="0.2826in"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PreformattedText" style:family="paragraph">
      <style:text-properties style:font-name="Candara" fo:color="#000000" fo:language="en" fo:country="US"/>
    </style:style>
    <style:style style:name="P130" style:parent-style-name="PreformattedText" style:family="paragraph">
      <style:text-properties style:font-name="Candara" fo:color="#000000" fo:language="en" fo:country="US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PreformattedText" style:family="paragraph">
      <style:text-properties style:font-name="Candara" fo:color="#000000" fo:language="en" fo:country="US"/>
    </style:style>
    <style:style style:name="TableRow139" style:family="table-row">
      <style:table-row-properties style:min-row-height="0.2826in"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PreformattedText" style:family="paragraph">
      <style:text-properties style:font-name="Candara" fo:color="#000000" fo:language="en" fo:country="US"/>
    </style:style>
    <style:style style:name="P142" style:parent-style-name="PreformattedText" style:family="paragraph">
      <style:text-properties style:font-name="Candara" fo:color="#000000" fo:language="en" fo:country="US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4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PreformattedText" style:family="paragraph">
      <style:text-properties style:font-name="Candara" fo:color="#000000" fo:language="en" fo:country="US"/>
    </style:style>
    <style:style style:name="TableRow148" style:family="table-row">
      <style:table-row-properties style:min-row-height="0.2826in"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PreformattedText" style:family="paragraph">
      <style:text-properties style:font-name="Candara" fo:color="#000000" fo:language="en" fo:country="US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" style:parent-style-name="PreformattedText" style:family="paragraph">
      <style:text-properties style:font-name="Candara" fo:color="#000000" fo:language="en" fo:country="US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PreformattedText" style:family="paragraph">
      <style:text-properties style:font-name="Candara" fo:color="#000000" fo:language="en" fo:country="US"/>
    </style:style>
    <style:style style:name="TableRow155" style:family="table-row">
      <style:table-row-properties style:min-row-height="0.2826in"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PreformattedText" style:family="paragraph">
      <style:text-properties style:font-name="Candara" fo:color="#000000" fo:language="en" fo:country="US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9" style:parent-style-name="PreformattedText" style:family="paragraph">
      <style:text-properties style:font-name="Candara" fo:color="#000000" fo:language="en" fo:country="US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P161" style:parent-style-name="PreformattedText" style:family="paragraph">
      <style:text-properties style:font-name="Candara" fo:color="#000000" fo:language="en" fo:country="US"/>
    </style:style>
    <style:style style:name="TableRow162" style:family="table-row">
      <style:table-row-properties style:min-row-height="0.2826in"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PreformattedText" style:family="paragraph">
      <style:text-properties style:font-name="Candara" fo:color="#000000" fo:language="en" fo:country="US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P168" style:parent-style-name="PreformattedText" style:family="paragraph">
      <style:text-properties style:font-name="Candara" fo:color="#000000" fo:language="en" fo:country="US"/>
    </style:style>
    <style:style style:name="TableRow169" style:family="table-row">
      <style:table-row-properties style:min-row-height="0.2826in"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PreformattedText" style:family="paragraph">
      <style:text-properties style:font-name="Candara" fo:color="#000000" fo:language="en" fo:country="US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P175" style:parent-style-name="PreformattedText" style:family="paragraph">
      <style:text-properties style:font-name="Candara" fo:color="#000000" fo:language="en" fo:country="US"/>
    </style:style>
    <style:style style:name="TableRow176" style:family="table-row">
      <style:table-row-properties style:min-row-height="0.2826in" style:use-optimal-row-height="false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PreformattedText" style:family="paragraph">
      <style:text-properties style:font-name="Candara" fo:color="#000000" fo:language="en" fo:country="US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PreformattedText" style:family="paragraph">
      <style:text-properties style:font-name="Candara" fo:color="#000000" fo:language="en" fo:country="US"/>
    </style:style>
    <style:style style:name="P183" style:parent-style-name="PreformattedText" style:family="paragraph">
      <style:text-properties style:font-name="Candara" fo:color="#000000" fo:language="en" fo:country="US"/>
    </style:style>
    <style:style style:name="TableColumn185" style:family="table-column">
      <style:table-column-properties style:column-width="1.5506in" style:use-optimal-column-width="false"/>
    </style:style>
    <style:style style:name="TableColumn186" style:family="table-column">
      <style:table-column-properties style:column-width="5.8576in" style:use-optimal-column-width="false"/>
    </style:style>
    <style:style style:name="Table184" style:family="table">
      <style:table-properties style:width="7.4083in" fo:margin-left="-0.4708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Cell1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1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PreformattedText" style:family="paragraph">
      <style:text-properties style:font-name="Candara" fo:color="#000000"/>
    </style:style>
    <style:style style:name="P195" style:parent-style-name="PreformattedText" style:family="paragraph">
      <style:text-properties style:font-name="Candara" fo:color="#000000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7" style:parent-style-name="PreformattedText" style:family="paragraph">
      <style:text-properties style:font-name="Candara" fo:color="#000000" fo:language="en" fo:country="US"/>
    </style:style>
    <style:style style:name="P19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9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0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PreformattedText" style:family="paragraph">
      <style:text-properties style:font-name="Candara" fo:color="#000000" fo:language="en" fo:country="US"/>
    </style:style>
    <style:style style:name="P204" style:parent-style-name="PreformattedText" style:family="paragraph">
      <style:text-properties style:font-name="Candara" fo:color="#000000" fo:language="en" fo:country="US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6" style:parent-style-name="HTMLconformatoprevio" style:family="paragraph">
      <style:paragraph-properties fo:background-color="#FFFFFF"/>
      <style:text-properties style:font-name="Candara" fo:color="#000000"/>
    </style:style>
    <style:style style:name="P207" style:parent-style-name="HTMLconformatoprevio" style:family="paragraph">
      <style:paragraph-properties fo:background-color="#FFFFFF"/>
      <style:text-properties style:font-name="Candara" fo:color="#000000"/>
    </style:style>
    <style:style style:name="P208" style:parent-style-name="HTMLconformatoprevio" style:family="paragraph">
      <style:paragraph-properties fo:background-color="#FFFFFF"/>
      <style:text-properties style:font-name="Candara" fo:color="#000000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PreformattedText" style:family="paragraph">
      <style:text-properties style:font-name="Candara" fo:color="#000000" fo:language="en" fo:country="US"/>
    </style:style>
    <style:style style:name="P212" style:parent-style-name="PreformattedText" style:family="paragraph">
      <style:text-properties style:font-name="Candara" fo:color="#000000" fo:language="en" fo:country="US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15" style:parent-style-name="PreformattedText" style:family="paragraph">
      <style:text-properties style:font-name="Candara" fo:color="#000000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PreformattedText" style:family="paragraph">
      <style:text-properties style:font-name="Candara" fo:color="#000000" fo:language="en" fo:country="US"/>
    </style:style>
    <style:style style:name="T219" style:parent-style-name="Fuentedepárrafopredeter." style:family="text">
      <style:text-properties style:font-name="Candara" fo:color="#000000" fo:language="en" fo:country="US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22" style:parent-style-name="HTMLconformatoprevio" style:family="paragraph">
      <style:paragraph-properties fo:background-color="#FFFFFF"/>
    </style:style>
    <style:style style:name="T223" style:parent-style-name="Fuentedepárrafopredeter." style:family="text">
      <style:text-properties style:font-name="Candara" fo:color="#000000" fo:language="en" fo:country="US"/>
    </style:style>
    <style:style style:name="T224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25" style:parent-style-name="Fuentedepárrafopredeter." style:family="text">
      <style:text-properties style:font-name="Candara" fo:color="#000000" fo:language="en" fo:country="US"/>
    </style:style>
    <style:style style:name="P226" style:parent-style-name="HTMLconformatoprevio" style:family="paragraph">
      <style:paragraph-properties fo:background-color="#FFFFFF"/>
    </style:style>
    <style:style style:name="T227" style:parent-style-name="Fuentedepárrafopredeter." style:family="text">
      <style:text-properties style:font-name="Candara" fo:color="#000000" fo:language="en" fo:country="U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PreformattedText" style:family="paragraph">
      <style:text-properties style:font-name="Candara" fo:color="#000000" fo:language="en" fo:country="US"/>
    </style:style>
    <style:style style:name="P231" style:parent-style-name="PreformattedText" style:family="paragraph">
      <style:text-properties style:font-name="Candara" fo:color="#000000" fo:language="en" fo:country="US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34" style:parent-style-name="HTMLconformatoprevio" style:family="paragraph">
      <style:paragraph-properties fo:background-color="#FFFFFF"/>
    </style:style>
    <style:style style:name="T235" style:parent-style-name="Fuentedepárrafopredeter." style:family="text">
      <style:text-properties style:font-name="Candara" fo:color="#000000" fo:language="en" fo:country="US"/>
    </style:style>
    <style:style style:name="T236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37" style:parent-style-name="Fuentedepárrafopredeter." style:family="text">
      <style:text-properties style:font-name="Candara" fo:color="#000000" fo:language="en" fo:country="US"/>
    </style:style>
    <style:style style:name="TableRow238" style:family="table-row">
      <style:table-row-properties style:min-row-height="0.2027in"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PreformattedText" style:family="paragraph">
      <style:text-properties style:font-name="Candara" fo:color="#000000" fo:language="en" fo:country="US"/>
    </style:style>
    <style:style style:name="T241" style:parent-style-name="Fuentedepárrafopredeter." style:family="text">
      <style:text-properties style:font-name="Candara" fo:color="#000000" fo:language="en" fo:country="US"/>
    </style:style>
    <style:style style:name="T242" style:parent-style-name="Fuentedepárrafopredeter." style:family="text">
      <style:text-properties style:font-name="Candara" fo:color="#000000" fo:language="en" fo:country="US"/>
    </style:style>
    <style:style style:name="T243" style:parent-style-name="Fuentedepárrafopredeter." style:family="text">
      <style:text-properties style:font-name="Candara" fo:color="#000000" fo:language="en" fo:country="US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5" style:parent-style-name="HTMLconformatoprevio" style:family="paragraph">
      <style:paragraph-properties fo:background-color="#FFFFFF"/>
      <style:text-properties style:font-name="Candara" fo:font-style="italic" style:font-style-asian="italic" style:font-style-complex="italic" fo:color="#000000" fo:language="en" fo:country="US"/>
    </style:style>
    <style:style style:name="P24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47" style:parent-style-name="HTMLconformatoprevio" style:family="paragraph">
      <style:paragraph-properties fo:background-color="#FFFFFF"/>
    </style:style>
    <style:style style:name="T248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49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50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51" style:parent-style-name="Fuentedepárrafopredeter." style:family="text">
      <style:text-properties style:font-name="Candara" fo:color="#000000" fo:language="en" fo:country="US"/>
    </style:style>
    <style:style style:name="T252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53" style:parent-style-name="Fuentedepárrafopredeter." style:family="text">
      <style:text-properties style:font-name="Candara" fo:color="#000000" fo:language="en" fo:country="US"/>
    </style:style>
    <style:style style:name="T254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55" style:parent-style-name="Fuentedepárrafopredeter." style:family="text">
      <style:text-properties style:font-name="Candara" fo:color="#000000" fo:language="en" fo:country="US"/>
    </style:style>
    <style:style style:name="T256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257" style:parent-style-name="Fuentedepárrafopredeter." style:family="text">
      <style:text-properties style:font-name="Candara" fo:color="#000000" fo:language="en" fo:country="US"/>
    </style:style>
    <style:style style:name="P258" style:parent-style-name="HTMLconformatoprevio" style:family="paragraph">
      <style:paragraph-properties fo:background-color="#FFFFFF"/>
    </style:style>
    <style:style style:name="T259" style:parent-style-name="Fuentedepárrafopredeter." style:family="text">
      <style:text-properties style:font-name="Candara" fo:color="#000000" fo:language="en" fo:country="US"/>
    </style:style>
    <style:style style:name="T260" style:parent-style-name="Fuentedepárrafopredeter." style:family="text">
      <style:text-properties style:font-name="Candara" fo:color="#000000" fo:language="en" fo:country="US"/>
    </style:style>
    <style:style style:name="P26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3" style:parent-style-name="HTMLconformatoprevio" style:family="paragraph">
      <style:paragraph-properties fo:background-color="#FFFFFF"/>
    </style:style>
    <style:style style:name="T264" style:parent-style-name="Fuentedepárrafopredeter." style:family="text">
      <style:text-properties style:font-name="Candara" fo:color="#000000" fo:language="en" fo:country="US"/>
    </style:style>
    <style:style style:name="T265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660E7A" fo:language="en" fo:country="US"/>
    </style:style>
    <style:style style:name="T266" style:parent-style-name="Fuentedepárrafopredeter." style:family="text">
      <style:text-properties style:font-name="Candara" fo:color="#000000" fo:language="en" fo:country="US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PreformattedText" style:family="paragraph">
      <style:text-properties style:font-name="Candara" fo:color="#000000" fo:language="en" fo:country="US"/>
    </style:style>
    <style:style style:name="P270" style:parent-style-name="PreformattedText" style:family="paragraph">
      <style:text-properties style:font-name="Candara" fo:color="#000000" fo:language="en" fo:country="US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2" style:parent-style-name="HTMLconformatoprevio" style:family="paragraph">
      <style:paragraph-properties fo:background-color="#FFFFFF"/>
      <style:text-properties style:font-name="Candara" fo:color="#000000"/>
    </style:style>
    <style:style style:name="P273" style:parent-style-name="PreformattedText" style:family="paragraph">
      <style:text-properties style:font-name="Candara" fo:color="#000000" fo:language="en" fo:country="US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6" style:parent-style-name="PreformattedText" style:family="paragraph">
      <style:text-properties style:font-name="Candara" fo:color="#000000" fo:language="en" fo:country="US"/>
    </style:style>
    <style:style style:name="P277" style:parent-style-name="PreformattedText" style:family="paragraph">
      <style:text-properties style:font-name="Candara" fo:color="#000000" fo:language="en" fo:country="US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8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81" style:parent-style-name="HTMLconformatoprevio" style:family="paragraph">
      <style:paragraph-properties fo:background-color="#FFFFFF"/>
    </style:style>
    <style:style style:name="T282" style:parent-style-name="Fuentedepárrafopredeter." style:family="text">
      <style:text-properties style:font-name="Candara" fo:color="#000000" fo:language="en" fo:country="US"/>
    </style:style>
    <style:style style:name="T283" style:parent-style-name="Fuentedepárrafopredeter." style:family="text">
      <style:text-properties style:font-name="Candara" fo:color="#000000" fo:language="en" fo:country="US"/>
    </style:style>
    <style:style style:name="P28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85" style:parent-style-name="PreformattedText" style:family="paragraph">
      <style:text-properties style:font-name="Candara" fo:color="#000000" fo:language="en" fo:country="US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PreformattedText" style:family="paragraph">
      <style:text-properties style:font-name="Candara" fo:color="#000000" fo:language="en" fo:country="US"/>
    </style:style>
    <style:style style:name="P289" style:parent-style-name="PreformattedText" style:family="paragraph">
      <style:text-properties style:font-name="Candara" fo:color="#000000" fo:language="en" fo:country="US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9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93" style:parent-style-name="PreformattedText" style:family="paragraph">
      <style:text-properties style:font-name="Candara" fo:color="#000000" fo:language="en" fo:country="US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PreformattedText" style:family="paragraph">
      <style:text-properties style:font-name="Candara" fo:color="#000000" fo:language="en" fo:country="US"/>
    </style:style>
    <style:style style:name="P297" style:parent-style-name="PreformattedText" style:family="paragraph">
      <style:paragraph-properties>
        <style:tab-stops>
          <style:tab-stop style:type="right" style:position="1.4743in"/>
        </style:tab-stops>
      </style:paragraph-properties>
      <style:text-properties style:font-name="Candara" fo:color="#000000" fo:language="en" fo:country="US"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9" style:parent-style-name="HTMLconformatoprevio" style:family="paragraph">
      <style:paragraph-properties fo:background-color="#FFFFFF"/>
      <style:text-properties style:font-name="Candara" fo:color="#000000"/>
    </style:style>
    <style:style style:name="P300" style:parent-style-name="HTMLconformatoprevio" style:family="paragraph">
      <style:paragraph-properties fo:background-color="#FFFFFF"/>
      <style:text-properties style:font-name="Candara" fo:color="#000000"/>
    </style:style>
    <style:style style:name="P301" style:parent-style-name="PreformattedText" style:family="paragraph">
      <style:text-properties style:font-name="Candara" fo:color="#000000" fo:language="en" fo:country="US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4" style:parent-style-name="PreformattedText" style:family="paragraph">
      <style:text-properties style:font-name="Candara" fo:color="#000000" fo:language="en" fo:country="US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6" style:parent-style-name="HTMLconformatoprevio" style:family="paragraph">
      <style:paragraph-properties fo:background-color="#FFFFFF"/>
      <style:text-properties fo:color="#000000" fo:language="en" fo:country="US"/>
    </style:style>
    <style:style style:name="P307" style:parent-style-name="PreformattedText" style:family="paragraph">
      <style:text-properties style:font-name="Candara" fo:color="#000000" fo:language="en" fo:country="US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PreformattedText" style:family="paragraph">
      <style:text-properties style:font-name="Candara" fo:color="#000000" fo:language="en" fo:country="US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PreformattedText" style:family="paragraph">
      <style:text-properties style:font-name="Candara" fo:color="#000000" fo:language="en" fo:country="US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3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7" style:parent-style-name="PreformattedText" style:family="paragraph">
      <style:text-properties style:font-name="Candara" fo:color="#000000" fo:language="en" fo:country="US"/>
    </style:style>
    <style:style style:name="P318" style:parent-style-name="Standard" style:family="paragraph">
      <style:text-properties style:font-name="Candara" fo:color="#000000" fo:font-size="10pt" style:font-size-asian="10pt" style:font-size-complex="10pt" fo:language="en" fo:country="US"/>
    </style:style>
    <style:style style:name="P319" style:parent-style-name="Standard" style:family="paragraph">
      <style:text-properties style:font-name="Candara" fo:color="#000000" fo:font-size="10pt" style:font-size-asian="10pt" style:font-size-complex="10pt" fo:language="en" fo:country="US"/>
    </style:style>
    <style:style style:name="P320" style:parent-style-name="PreformattedText" style:family="paragraph">
      <style:text-properties style:font-name="Candara" fo:color="#000000" fo:language="en" fo:country="US"/>
    </style:style>
    <style:style style:name="P321" style:parent-style-name="PreformattedText" style:family="paragraph">
      <style:text-properties style:font-name="Candara" fo:color="#000000" fo:language="en" fo:country="US"/>
    </style:style>
    <style:style style:name="P322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P323" style:parent-style-name="PreformattedText" style:family="paragraph">
      <style:text-properties style:font-name="Candara" fo:color="#000000"/>
    </style:style>
    <style:style style:name="P324" style:parent-style-name="PreformattedText" style:family="paragraph">
      <style:text-properties style:font-name="Candara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NDROID STUDIO (JAVA)</text:p>
          </table:table-cell>
          <table:table-cell table:style-name="TableCell8">
            <text:p text:style-name="P9"/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ejercicio</text:p>
          </table:table-cell>
          <table:table-cell table:style-name="TableCell15">
            <text:p text:style-name="P16">tem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reformattedText"><text:span text:style-name="T21">/u2/</text:span><text:span text:style-name="T22">…/</text:span><text:span text:style-name="T23">rittz</text:span></text:p>
            <text:p text:style-name="P24">/PROPINATOR/</text:p>
          </table:table-cell>
          <table:table-cell table:style-name="TableCell25">
            <text:p text:style-name="P26">Numeric Button handler(:45)</text:p>
            <text:p text:style-name="P27">isChecked , radio buttons triple check (:90)</text:p>
            <text:list text:style-name="LFO2" text:continue-numbering="true">
              <text:list-item>
                <text:p text:style-name="P28">- -<text:s/></text:p>
              </text:list-item>
            </text:list>
            <text:p text:style-name="P29">radioButton structure (XML :163)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/u2/…/rittz</text:p>
            <text:p text:style-name="P35">/ROCKPAPERSCISSORS/</text:p>
          </table:table-cell>
          <table:table-cell table:style-name="TableCell36">
            <text:p text:style-name="P37">trigger Restart Actions disparador de reseteo (:66)</text:p>
            <text:p text:style-name="P38">alert confirm alert dialog<text:s/>builder (:79)<text:s/></text:p>
            <text:p text:style-name="P39">enum selection selección (:26)</text:p>
            <text:p text:style-name="P40">handler manejador ( rockPaperScissorsHandler Piedra papel (:127)</text:p>
            <text:p text:style-name="P41"><text:span text:style-name="T42">assigning Selection by user selección usuario Selection (:157)</text:span>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/u2/…/rittz</text:p>
            <text:p text:style-name="PreformattedText"><text:span text:style-name="T48">/CITAS/</text:span></text:p>
          </table:table-cell>
          <table:table-cell table:style-name="TableCell49">
            <text:p text:style-name="P50">Calendar calendario instance (:53)<text:s/></text:p>
            <text:p text:style-name="P51">date picker<text:s/>datePicker fecha (:63)<text:s/></text:p>
            <text:p text:style-name="P52">onDateSet date set (:68)<text:s/></text:p>
            <text:p text:style-name="P53">timePickerDialog time picker dialog (:99)<text:line-break/>alert dialog builder alerta (:137)</text:p>
            <text:p text:style-name="P54"><text:span text:style-name="T55">myFragment fragment (:189)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/u2/…/rittz</text:p>
            <text:p text:style-name="P61">/NAME COLORS/</text:p>
          </table:table-cell>
          <table:table-cell table:style-name="TableCell62">
            <text:p text:style-name="P63">setOnSeekBarChangeListener(:77)</text:p>
            <text:p text:style-name="P64">onProgressChanged (:79)</text:p>
            <text:p text:style-name="P65">onStartTrackingTouch seekbar(:72)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/u2/…/rittz</text:p>
            <text:p text:style-name="PreformattedText"><text:span text:style-name="T71">/FIBONACCI LAUNCHER/</text:span></text:p>
          </table:table-cell>
          <table:table-cell table:style-name="TableCell72">
            <text:p text:style-name="P73">ActivityResultLauncher laucher (:36)</text:p>
            <text:p text:style-name="P74">Intent.getStringExtra (ACTIVITY2 :23)</text:p>
            <text:p text:style-name="P75">putExtra(ACTIVITY_2 :39)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/u2/…/rittz</text:p>
            <text:p text:style-name="PreformattedText"><text:span text:style-name="T81">/ICE CREAM/</text:span></text:p>
          </table:table-cell>
          <table:table-cell table:style-name="TableCell82">
            <text:p text:style-name="P83">Container containersList (:30)<text:line-break/>ArrayAdapter&lt;Container&gt; (:35)</text:p>
            <text:p text:style-name="P84"><text:span text:style-name="T85">crear<text:s/></text:span><text:span text:style-name="T86">spinnerContainer (:29)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/u3/…/rittz</text:p>
            <text:p text:style-name="P92">/IMPLICIT INTENTS/</text:p>
          </table:table-cell>
          <table:table-cell table:style-name="TableCell93">
            <text:p text:style-name="P94">Implicit intents .setData (:43)</text:p>
            <text:p text:style-name="P95">ACTION_DIAL , DIAL_OUT (:34)</text:p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/u3/…/rittz</text:p>
            <text:p text:style-name="P102">/LETTER ANALYSIS/</text:p>
          </table:table-cell>
          <table:table-cell table:style-name="TableCell103">
            <text:p text:style-name="P104">ActivityResultLauncher (:33)</text:p>
            <text:p text:style-name="P105"/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/u3/…/rittz</text:p>
            <text:p text:style-name="P112">/MONSTER/</text:p>
          </table:table-cell>
          <table:table-cell table:style-name="TableCell113">
            <text:p text:style-name="P114">Serializable (ACTIVITY2 :24)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/u3/…/rittz</text:p>
            <text:p text:style-name="P120">/PRIME ACTIVITY RESULT LAUNCHER/</text:p>
          </table:table-cell>
          <table:table-cell table:style-name="TableCell121">
            <text:p text:style-name="P122">ActivityResultLauncher (:41)</text:p>
            <text:p text:style-name="P123">getResultCode</text:p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/u3/…/rittz</text:p>
            <text:p text:style-name="P130">/SELECT CHARACTER AND WEAPON/</text:p>
          </table:table-cell>
          <table:table-cell table:style-name="TableCell131">
            <text:p text:style-name="P132">ActivityResultLauncher (:54)</text:p>
            <text:p text:style-name="P133">Handler (:90)</text:p>
            <text:p text:style-name="P134">setImageResource(:120)</text:p>
            <text:p text:style-name="P135">R.drawable</text:p>
            <text:p text:style-name="P136">Handler<text:s/>(ACTIVITY2 :69)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/u4/…/rittz</text:p>
            <text:p text:style-name="P142">/PING PONG/</text:p>
          </table:table-cell>
          <table:table-cell table:style-name="TableCell143">
            <text:p text:style-name="P144">(FRAGMENT PONG) = Bundle(:47) handler(:82)</text:p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LOCALIZACIÓN</text:p>
          </table:table-cell>
          <table:table-cell table:style-name="TableCell190">
            <text:p text:style-name="P191">FUNCIONES ÚTILES / COPIA PEGA<text:s/></text:p>
          </table:table-cell>
        </table:table-row>
        <table:table-row table:style-name="TableRow192">
          <table:table-cell table:style-name="TableCell193">
            <text:p text:style-name="P194">/u2//rittz</text:p>
            <text:p text:style-name="P195">/CALCULATOR/</text:p>
          </table:table-cell>
          <table:table-cell table:style-name="TableCell196">
            <text:p text:style-name="P197">.isChecked() (:42)</text:p>
            <text:p text:style-name="P198">.putExtra (:52)</text:p>
            <text:p text:style-name="P199">.setChecked() (:32)</text:p>
            <text:p text:style-name="P200">USO DE<text:s/>getString del R.string string.xml(:43)</text:p>
          </table:table-cell>
        </table:table-row>
        <table:table-row table:style-name="TableRow201">
          <table:table-cell table:style-name="TableCell202">
            <text:p text:style-name="P203">/u2/…/rittz</text:p>
            <text:p text:style-name="P204">/FIBONACCI LAUNCHER/</text:p>
          </table:table-cell>
          <table:table-cell table:style-name="TableCell205">
            <text:p text:style-name="P206">getIntExtra (:41)</text:p>
            <text:p text:style-name="P207">getData (:40)</text:p>
            <text:p text:style-name="P208">toast (:47)</text:p>
          </table:table-cell>
        </table:table-row>
        <table:table-row table:style-name="TableRow209">
          <table:table-cell table:style-name="TableCell210">
            <text:p text:style-name="P211">/u2/…/rittz</text:p>
            <text:p text:style-name="P212">/ROCKPAPERSCISSORS/</text:p>
          </table:table-cell>
          <table:table-cell table:style-name="TableCell213">
            <text:p text:style-name="P214">Switch (:32)</text:p>
            <text:p text:style-name="P215"/>
          </table:table-cell>
        </table:table-row>
        <table:table-row table:style-name="TableRow216">
          <table:table-cell table:style-name="TableCell217">
            <text:p text:style-name="P218">/u3/…/rittz</text:p>
            <text:p text:style-name="PreformattedText"><text:span text:style-name="T219">/LANZADOR ACTIVITY</text:span></text:p>
          </table:table-cell>
          <table:table-cell table:style-name="TableCell220">
            <text:p text:style-name="P221">Cast a textview (TextView) (SECOND_ACTIVITY :20)</text:p>
            <text:p text:style-name="P222"><text:span text:style-name="T223">ButtonLaunch, Intent i =<text:s/></text:span><text:span text:style-name="T224">new<text:s/></text:span><text:span text:style-name="T225">Intent(etc<text:s/></text:span></text:p>
            <text:p text:style-name="P226"><text:span text:style-name="T227">setMax</text:span></text:p>
          </table:table-cell>
        </table:table-row>
        <table:table-row table:style-name="TableRow228">
          <table:table-cell table:style-name="TableCell229">
            <text:p text:style-name="P230">/u3/…/rittz</text:p>
            <text:p text:style-name="P231">/LETTERANALYSIS/<text:s/></text:p>
          </table:table-cell>
          <table:table-cell table:style-name="TableCell232">
            <text:p text:style-name="P233">//Activity2</text:p>
            <text:p text:style-name="P234"><text:span text:style-name="T235">Map , containsKey,<text:s/></text:span><text:span text:style-name="T236">isAlphabetic,<text:s/></text:span><text:span text:style-name="T237">containsKey, put, Map.Entry, compareTo, sort, getKey</text:span></text:p>
          </table:table-cell>
        </table:table-row>
        <table:table-row table:style-name="TableRow238">
          <table:table-cell table:style-name="TableCell239">
            <text:p text:style-name="P240">/u3/…/rittz</text:p>
            <text:p text:style-name="PreformattedText"><text:span text:style-name="T241">/</text:span><text:span text:style-name="T242">MONSTER</text:span><text:span text:style-name="T243">/<text:s/></text:span></text:p>
          </table:table-cell>
          <table:table-cell table:style-name="TableCell244">
            <text:p text:style-name="P245">//defining range of seekBar objects<text:s/></text:p>
            <text:p text:style-name="P246">setMax (MAIN)</text:p>
            <text:p text:style-name="P247"><text:span text:style-name="T248">//setting random color</text:span><text:span text:style-name="T249"><text:line-break/></text:span><text:span text:style-name="T250">seekBarRed</text:span><text:span text:style-name="T251">.setProgress((</text:span><text:span text:style-name="T252">int</text:span><text:span text:style-name="T253">)(Math.</text:span><text:span text:style-name="T254">random</text:span><text:span text:style-name="T255">() *<text:s/></text:span><text:span text:style-name="T256">MAX_RGB_VALUE</text:span><text:span text:style-name="T257">));(MAIN)</text:span></text:p>
            <text:p text:style-name="P258"><text:span text:style-name="T259">getProgress<text:s/></text:span><text:span text:style-name="T260">(MAIN)</text:span></text:p>
            <text:p text:style-name="P261">---------</text:p>
            <text:p text:style-name="P262">getSerializableExtra (ACTIVITY2)</text:p>
            <text:p text:style-name="P263"><text:span text:style-name="T264">getWindow().getDecorView().setBackgroundColor(Color.</text:span><text:span text:style-name="T265">BLACK</text:span><text:span text:style-name="T266">); (ACTIVITY2 :38)</text:span></text:p>
          </table:table-cell>
        </table:table-row>
        <table:table-row table:style-name="TableRow267">
          <table:table-cell table:style-name="TableCell268">
            <text:p text:style-name="P269">/u3/…/rittz</text:p>
            <text:p text:style-name="P270">/PRIME ACTIVITY RESULT LAUNCHER/</text:p>
          </table:table-cell>
          <table:table-cell table:style-name="TableCell271">
            <text:p text:style-name="P272">isPrime()</text:p>
            <text:p text:style-name="P273"/>
          </table:table-cell>
        </table:table-row>
        <table:table-row table:style-name="TableRow274">
          <table:table-cell table:style-name="TableCell275">
            <text:p text:style-name="P276">/u3/…/rittz</text:p>
            <text:p text:style-name="P277">/SELECT CHARACTER AND WEAPON/</text:p>
          </table:table-cell>
          <table:table-cell table:style-name="TableCell278">
            <text:p text:style-name="P279">getId() getTag() get()setImageResource()</text:p>
            <text:p text:style-name="P280">-----</text:p>
            <text:p text:style-name="P281"><text:span text:style-name="T282">(ACTIVITY2)getStringArrayListExtra<text:s/></text:span><text:span text:style-name="T283">setColorFilter putExtra</text:span></text:p>
            <text:p text:style-name="P284"/>
            <text:p text:style-name="P285"/>
          </table:table-cell>
        </table:table-row>
        <table:table-row table:style-name="TableRow286">
          <table:table-cell table:style-name="TableCell287">
            <text:p text:style-name="P288">/u4/…/rittz</text:p>
            <text:p text:style-name="P289">/PING PONG/</text:p>
          </table:table-cell>
          <table:table-cell table:style-name="TableCell290">
            <text:p text:style-name="P291">(FRAGMENT PONG) = putString / setArguments / getArguments / generateRandomColor(:103)</text:p>
            <text:p text:style-name="P292"/>
            <text:p text:style-name="P293"/>
          </table:table-cell>
        </table:table-row>
        <table:table-row table:style-name="TableRow294">
          <table:table-cell table:style-name="TableCell295">
            <text:p text:style-name="P296">u4/…/rittz</text:p>
            <text:p text:style-name="P297">/FOUR MONSTERS/</text:p>
          </table:table-cell>
          <table:table-cell table:style-name="TableCell298">
            <text:p text:style-name="P299">generateRandomMonsterName<text:s/>randomPositionWithinArray<text:s/></text:p>
            <text:p text:style-name="P300"/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</table:table>
      <text:p text:style-name="P318"/>
      <text:p text:style-name="P319"/>
      <text:p text:style-name="P320"/>
      <text:p text:style-name="P321"/>
      <text:p text:style-name="P322">Importante:</text:p>
      <text:p text:style-name="P323"/>
      <text:p text:style-name="P3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ndara" style:font-name-asian="NSimSun" style:font-name-complex="Liberation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ndara" style:font-name-asian="NSimSun" style:font-name-complex="Liberation Mono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1-27T19:36:00Z</meta:creation-date>
    <dc:date>2023-12-01T15:54:00Z</dc:date>
    <meta:template xlink:href="Normal.dotm" xlink:type="simple"/>
    <meta:editing-cycles>10</meta:editing-cycles>
    <meta:editing-duration>PT5760S</meta:editing-duration>
    <meta:document-statistic meta:page-count="2" meta:paragraph-count="5" meta:word-count="444" meta:character-count="2883" meta:row-count="20" meta:non-whitespace-character-count="2444"/>
  </office:meta>
</office:document-meta>
</file>